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06439e" officeooo:paragraph-rsid="0006439e" style:font-size-asian="12pt" style:font-size-complex="12pt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06439e"/>
    </style:style>
    <style:style style:name="P3" style:family="paragraph" style:parent-style-name="Standard">
      <style:text-properties officeooo:paragraph-rsid="0006439e"/>
    </style:style>
    <style:style style:name="P4" style:family="paragraph" style:parent-style-name="Standard">
      <style:text-properties officeooo:rsid="0006439e" officeooo:paragraph-rsid="0006439e"/>
    </style:style>
    <style:style style:name="P5" style:family="paragraph" style:parent-style-name="Standard" style:master-page-name="Standard">
      <style:paragraph-properties style:page-number="auto"/>
      <style:text-properties officeooo:paragraph-rsid="0006439e"/>
    </style:style>
    <style:style style:name="P6" style:family="paragraph" style:parent-style-name="Preformatted_20_Text">
      <style:text-properties style:font-name="Liberation Serif" fo:font-size="12pt" officeooo:rsid="0006439e" officeooo:paragraph-rsid="0006439e" style:font-size-asian="12pt" style:font-size-complex="12pt"/>
    </style:style>
    <style:style style:name="P7" style:family="paragraph" style:parent-style-name="Preformatted_20_Text">
      <style:text-properties style:font-name="Liberation Serif" fo:font-size="12pt" fo:font-weight="bold" officeooo:rsid="0006439e" officeooo:paragraph-rsid="0006439e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Liberation Serif" fo:font-size="12pt" fo:font-weight="normal" officeooo:rsid="0006439e" officeooo:paragraph-rsid="0006439e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break-before="page"/>
      <style:text-properties style:font-name="Liberation Serif" fo:font-size="12pt" officeooo:rsid="0006439e" officeooo:paragraph-rsid="0006439e" style:font-size-asian="12pt" style:font-size-complex="12pt"/>
    </style:style>
    <style:style style:name="T1" style:family="text">
      <style:text-properties officeooo:rsid="000643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S 2, Fall 2015 <text:s text:c="28"/><text:span text:style-name="T2">CS 2</text:span> <text:span text:style-name="T2">Cover Letter</text:span> </text:p>
      <text:p text:style-name="P3">Dr. Gurka</text:p>
      <text:p text:style-name="P3"/>
      <text:p text:style-name="P3">Name: <text:s/><text:span text:style-name="T1">Sergiy Kolodyazhnyy</text:span></text:p>
      <text:p text:style-name="P3">Assignment: <text:span text:style-name="T1">Project 4, big addition, final submission</text:span></text:p>
      <text:p text:style-name="P3">Date submitted: <text:s/><text:span text:style-name="T1">Sept 29, 2015</text:span></text:p>
      <text:p text:style-name="P3">Total time: <text:s/><text:span text:style-name="T1">30 – 35 hours</text:span></text:p>
      <text:p text:style-name="P3"/>
      <text:p text:style-name="P3">On time or late? <text:span text:style-name="T1">On time</text:span></text:p>
      <text:p text:style-name="P3">GOOJF? </text:p>
      <text:p text:style-name="P3"/>
      <text:p text:style-name="P3">Did you collaborate with any classmates on this project? <text:span text:style-name="T1">No</text:span></text:p>
      <text:p text:style-name="P3">If yes, who and what did you work together on?</text:p>
      <text:p text:style-name="P3"/>
      <text:p text:style-name="P3">Did you get any tutoring or similar help on this project? <text:s/>Explain.</text:p>
      <text:p text:style-name="P3"/>
      <text:p text:style-name="P3"/>
      <text:p text:style-name="P2">How’d it go?</text:p>
      <text:p text:style-name="P3"/>
      <text:p text:style-name="P3"><text:span text:style-name="T3"><text:s text:c="3"/></text:span>What went well? </text:p>
      <text:p text:style-name="P3"/>
      <text:p text:style-name="P4">Preliminary program went pretty smooth hence the final submission also turned out quite easy</text:p>
      <text:p text:style-name="P3"/>
      <text:p text:style-name="P3"><text:span text:style-name="T3"><text:s text:c="3"/></text:span>What problems did you have?</text:p>
      <text:p text:style-name="P3"/>
      <text:p text:style-name="P4">None on the final submission</text:p>
      <text:p text:style-name="P3"/>
      <text:p text:style-name="P3"><text:span text:style-name="T3"><text:s text:c="3"/></text:span>What did you learn new?</text:p>
      <text:p text:style-name="P3"/>
      <text:p text:style-name="P4">Use of stacks, interaction between objects, scope of variables from class to class</text:p>
      <text:p text:style-name="P3"/>
      <text:p text:style-name="P3"><text:span text:style-name="T3"><text:s text:c="3"/></text:span>Any remaining questions?</text:p>
      <text:p text:style-name="P4"/>
      <text:p text:style-name="P4">No</text:p>
      <text:p text:style-name="P3"/>
      <text:p text:style-name="P3"><text:span text:style-name="T3"><text:s text:c="3"/></text:span>Other comments on the project?</text:p>
      <text:p text:style-name="P3"/>
      <text:p text:style-name="P3"/>
      <text:p text:style-name="P3"/>
      <text:p text:style-name="P3">If this project is late, what is not included or not working correctly? </text:p>
      <text:p text:style-name="P3"/>
      <text:p text:style-name="P3"/>
      <text:p text:style-name="P3">Other discussions as specified with the project.</text:p>
      <text:p text:style-name="P3"/>
      <text:p text:style-name="P1"/>
      <text:p text:style-name="P9"/>
      <text:p text:style-name="P6"/>
      <text:p text:style-name="P7">Driver class</text:p>
      <text:p text:style-name="P6"><text:s text:c="5"/>1:/****************************************</text:p>
      <text:p text:style-name="P6"><text:s text:c="5"/>2:Author: Sergiy Kolodyazhnyy</text:p>
      <text:p text:style-name="P6"><text:s text:c="5"/>3:Course: CS 2050</text:p>
      <text:p text:style-name="P6"><text:s text:c="5"/>4:Date: Sept 29 2015</text:p>
      <text:p text:style-name="P6"><text:s text:c="5"/>5:Instructor: Prof Gurka</text:p>
      <text:p text:style-name="P6"><text:s text:c="5"/>6:Java version: OpenJDK, 1.7.0</text:p>
      <text:p text:style-name="P6"><text:s text:c="5"/>7:IDE: nano text-editor and java compiler</text:p>
      <text:p text:style-name="P6"><text:s text:c="5"/>8:Project: #4, Big Addition, final</text:p>
      <text:p text:style-name="P6"><text:s text:c="5"/>9:*****************************************/</text:p>
      <text:p text:style-name="P6"><text:s text:c="4"/>10:</text:p>
      <text:p text:style-name="P6"><text:s text:c="4"/>11:import java.io.File;</text:p>
      <text:p text:style-name="P6"><text:s text:c="4"/>12:import java.util.Scanner;</text:p>
      <text:p text:style-name="P6"><text:s text:c="4"/>13:import java.io.IOException;</text:p>
      <text:p text:style-name="P6"><text:s text:c="4"/>14:</text:p>
      <text:p text:style-name="P6"><text:s text:c="4"/>15:public class driver</text:p>
      <text:p text:style-name="P6"><text:s text:c="4"/>16:{</text:p>
      <text:p text:style-name="P6"><text:s text:c="4"/>17: <text:s text:c="3"/>public static void main(String[] args) throws IOException</text:p>
      <text:p text:style-name="P6"><text:s text:c="4"/>18: <text:s text:c="3"/>{</text:p>
      <text:p text:style-name="P6"><text:s text:c="4"/>19: <text:s text:c="7"/>String planAuthor;</text:p>
      <text:p text:style-name="P6"><text:s text:c="4"/>20: <text:s text:c="7"/>File inpFile = new File(args[0]);</text:p>
      <text:p text:style-name="P6"><text:s text:c="4"/>21: <text:s text:c="7"/>Scanner readData = new Scanner(inpFile);</text:p>
      <text:p text:style-name="P6"><text:s text:c="4"/>22: <text:s text:c="7"/>data inputData = new data();</text:p>
      <text:p text:style-name="P6"><text:s text:c="4"/>23: <text:s text:c="7"/>planAuthor = readData.nextLine();</text:p>
      <text:p text:style-name="P6"><text:s text:c="4"/>24:</text:p>
      <text:p text:style-name="P6"><text:s text:c="4"/>25: <text:s text:c="7"/>printHeader(planAuthor);</text:p>
      <text:p text:style-name="P6"><text:s text:c="4"/>26:</text:p>
      <text:p text:style-name="P6"><text:s text:c="4"/>27: <text:s text:c="7"/>while (readData.hasNext())</text:p>
      <text:p text:style-name="P6"><text:s text:c="4"/>28: <text:s text:c="11"/>{</text:p>
      <text:p text:style-name="P6"><text:s text:c="4"/>29:</text:p>
      <text:p text:style-name="P6"><text:s text:c="4"/>30: <text:s text:c="15"/>inputData.caseDescription = readData.nextLine();</text:p>
      <text:p text:style-name="P6"><text:s text:c="4"/>31: <text:s text:c="15"/>inputData.opA = readData.nextLine();</text:p>
      <text:p text:style-name="P6"><text:s text:c="4"/>32: <text:s text:c="15"/>inputData.opB = readData.nextLine();</text:p>
      <text:p text:style-name="P6"><text:s text:c="4"/>33: <text:s text:c="15"/>inputData.result = readData.nextLine();</text:p>
      <text:p text:style-name="P6"><text:s text:c="4"/>34:</text:p>
      <text:p text:style-name="P6"><text:s text:c="4"/>35: <text:s text:c="15"/>System.out.println("Case:" + inputData.caseDescription);</text:p>
      <text:p text:style-name="P6"><text:s text:c="4"/>36: <text:s text:c="15"/>System.out.println("Operand 1: " + formatNumber(inputData.opA) );</text:p>
      <text:p text:style-name="P6"><text:s text:c="4"/>37: <text:s text:c="15"/>System.out.println("Operand 2: " + formatNumber(inputData.opB) );</text:p>
      <text:p text:style-name="P6"><text:s text:c="4"/>38: <text:s text:c="15"/>System.out.println("Expected Result: " + formatNumber(inputData.result) );</text:p>
      <text:p text:style-name="P6"><text:s text:c="4"/>39: <text:s text:c="15"/>System.out.print("Result from stack arithmetic: ");</text:p>
      <text:p text:style-name="P6"><text:s text:c="4"/>40: <text:s text:c="15"/>System.out.print(formatNumber( inputData.performAddition() ) );</text:p>
      <text:p text:style-name="P6"><text:s text:c="4"/>41: <text:s text:c="15"/>System.out.printf("\n\n");</text:p>
      <text:p text:style-name="P6"><text:s text:c="4"/>42:</text:p>
      <text:p text:style-name="P6"><text:s text:c="4"/>43: <text:s text:c="11"/>}</text:p>
      <text:p text:style-name="P6"><text:s text:c="4"/>44:</text:p>
      <text:p text:style-name="P6"><text:s text:c="4"/>45:</text:p>
      <text:p text:style-name="P6"><text:s text:c="4"/>46: <text:s text:c="3"/>}</text:p>
      <text:p text:style-name="P6"><text:s text:c="4"/>47:</text:p>
      <text:p text:style-name="P6"><text:s text:c="4"/>48: <text:s text:c="3"/>public static void printHeader(String testAuthor)</text:p>
      <text:p text:style-name="P6"><text:s text:c="4"/>49: <text:s text:c="3"/>{</text:p>
      <text:p text:style-name="P6"><text:s text:c="4"/>50: <text:s text:c="7"/>System.out.println("Author: Sergiy Kolodyazhnyy\tCS-2050,Fall-2015");</text:p>
      <text:p text:style-name="P6"><text:s text:c="4"/>51: <text:s text:c="7"/>System.out.println("Project #4 - Big Addition\n\n");</text:p>
      <text:p text:style-name="P6"><text:soft-page-break/><text:s text:c="4"/>52: <text:s text:c="7"/>System.out.println("Plan author:" + testAuthor);</text:p>
      <text:p text:style-name="P6"><text:s text:c="4"/>53: <text:s text:c="3"/>}</text:p>
      <text:p text:style-name="P6"><text:s text:c="4"/>54:</text:p>
      <text:p text:style-name="P6"><text:s text:c="4"/>55: <text:s text:c="3"/>public static String formatNumber(String num)</text:p>
      <text:p text:style-name="P6"><text:s text:c="4"/>56: <text:s text:c="3"/>{</text:p>
      <text:p text:style-name="P6"><text:s text:c="4"/>57: <text:s text:c="7"/>String temp = "";</text:p>
      <text:p text:style-name="P6"><text:s text:c="4"/>58: <text:s text:c="7"/>String formated = "";</text:p>
      <text:p text:style-name="P6"><text:s text:c="4"/>59: <text:s text:c="7"/>int digitCount = 0;</text:p>
      <text:p text:style-name="P6"><text:s text:c="4"/>60:</text:p>
      <text:p text:style-name="P6"><text:s text:c="4"/>61: <text:s text:c="7"/>for (int i = num.length() - 1 ; i &gt;=0 ; i-- )</text:p>
      <text:p text:style-name="P6"><text:s text:c="4"/>62: <text:s text:c="11"/>{</text:p>
      <text:p text:style-name="P6"><text:s text:c="4"/>63:</text:p>
      <text:p text:style-name="P6"><text:s text:c="4"/>64: <text:s text:c="15"/>digitCount++;</text:p>
      <text:p text:style-name="P6"><text:s text:c="4"/>65: <text:s text:c="15"/>if (digitCount%3==0)</text:p>
      <text:p text:style-name="P6"><text:s text:c="4"/>66: <text:s text:c="19"/>{</text:p>
      <text:p text:style-name="P6"><text:s text:c="4"/>67: <text:s text:c="23"/>temp = temp + num.charAt(i) + "," ;</text:p>
      <text:p text:style-name="P6"><text:s text:c="4"/>68: <text:s text:c="19"/>}</text:p>
      <text:p text:style-name="P6"><text:s text:c="4"/>69: <text:s text:c="15"/>else</text:p>
      <text:p text:style-name="P6"><text:s text:c="4"/>70: <text:s text:c="19"/>temp = temp + num.charAt(i) ;</text:p>
      <text:p text:style-name="P6"><text:s text:c="4"/>71:</text:p>
      <text:p text:style-name="P6"><text:s text:c="4"/>72: <text:s text:c="11"/>}</text:p>
      <text:p text:style-name="P6"><text:s text:c="4"/>73:</text:p>
      <text:p text:style-name="P6"><text:s text:c="4"/>74: <text:s text:c="7"/>for (int j = temp.length()-1; j &gt;= 0; j-- )</text:p>
      <text:p text:style-name="P6"><text:s text:c="4"/>75: <text:s text:c="11"/>{</text:p>
      <text:p text:style-name="P6"><text:s text:c="4"/>76: <text:s text:c="15"/>if (j == temp.length() - 1 &amp;&amp; temp.charAt(j) == ',')</text:p>
      <text:p text:style-name="P6"><text:s text:c="4"/>77: <text:s text:c="19"/>continue;</text:p>
      <text:p text:style-name="P6"><text:s text:c="4"/>78: <text:s text:c="15"/>formated = formated + temp.charAt(j);</text:p>
      <text:p text:style-name="P6"><text:s text:c="4"/>79: <text:s text:c="11"/>}</text:p>
      <text:p text:style-name="P6"><text:s text:c="4"/>80:</text:p>
      <text:p text:style-name="P6"><text:s text:c="4"/>81: <text:s text:c="7"/>return formated;</text:p>
      <text:p text:style-name="P6"><text:s text:c="4"/>82: <text:s text:c="3"/>}</text:p>
      <text:p text:style-name="P6"><text:s text:c="4"/>83:</text:p>
      <text:p text:style-name="P6"><text:s text:c="4"/>84:</text:p>
      <text:p text:style-name="P6"><text:s text:c="4"/>85:}</text:p>
      <text:p text:style-name="P6"/>
      <text:p text:style-name="P7">Data class (performs calculations )</text:p>
      <text:p text:style-name="P6"><text:s text:c="5"/>1:public class data</text:p>
      <text:p text:style-name="P6"><text:s text:c="5"/>2:{</text:p>
      <text:p text:style-name="P6"><text:s text:c="5"/>3:</text:p>
      <text:p text:style-name="P6"><text:s text:c="5"/>4: <text:s text:c="3"/>//String planAuthor;</text:p>
      <text:p text:style-name="P6"><text:s text:c="5"/>5: <text:s text:c="3"/>String caseDescription;</text:p>
      <text:p text:style-name="P6"><text:s text:c="5"/>6: <text:s text:c="3"/>String opA;</text:p>
      <text:p text:style-name="P6"><text:s text:c="5"/>7: <text:s text:c="3"/>String opB;</text:p>
      <text:p text:style-name="P6"><text:s text:c="5"/>8: <text:s text:c="3"/>String result;</text:p>
      <text:p text:style-name="P6"><text:s text:c="5"/>9: <text:s text:c="3"/>int sumStkSize;</text:p>
      <text:p text:style-name="P6"><text:s text:c="4"/>10:</text:p>
      <text:p text:style-name="P6"><text:s text:c="4"/>11: <text:s text:c="3"/>public String performAddition()</text:p>
      <text:p text:style-name="P6"><text:s text:c="4"/>12: <text:s text:c="3"/>{</text:p>
      <text:p text:style-name="P6"><text:s text:c="4"/>13: <text:s text:c="7"/>String output = "" ;</text:p>
      <text:p text:style-name="P6"><text:s text:c="4"/>14: <text:s text:c="7"/>stack numA = new stack(opA.length());</text:p>
      <text:p text:style-name="P6"><text:s text:c="4"/>15: <text:s text:c="7"/>stack numB = new stack(opB.length());</text:p>
      <text:p text:style-name="P6"><text:s text:c="4"/>16:</text:p>
      <text:p text:style-name="P6"><text:s text:c="4"/>17: <text:s text:c="7"/>if ( numA.size &gt; numB.size )</text:p>
      <text:p text:style-name="P6"><text:s text:c="4"/>18: <text:s text:c="11"/>{</text:p>
      <text:p text:style-name="P6"><text:soft-page-break/><text:s text:c="4"/>19: <text:s text:c="15"/>sumStkSize = <text:s/>numA.size + 1;</text:p>
      <text:p text:style-name="P6"><text:s text:c="4"/>20: <text:s text:c="11"/>}</text:p>
      <text:p text:style-name="P6"><text:s text:c="4"/>21: <text:s text:c="7"/>else</text:p>
      <text:p text:style-name="P6"><text:s text:c="4"/>22: <text:s text:c="11"/>{</text:p>
      <text:p text:style-name="P6"><text:s text:c="4"/>23: <text:s text:c="15"/>sumStkSize = numB.size + 1;</text:p>
      <text:p text:style-name="P6"><text:s text:c="4"/>24: <text:s text:c="11"/>}</text:p>
      <text:p text:style-name="P6"><text:s text:c="4"/>25:</text:p>
      <text:p text:style-name="P6"><text:s text:c="4"/>26: <text:s text:c="7"/>stack sumStk = new stack(sumStkSize);</text:p>
      <text:p text:style-name="P6"><text:s text:c="4"/>27: <text:s text:c="7"/>int result;</text:p>
      <text:p text:style-name="P6"><text:s text:c="4"/>28:</text:p>
      <text:p text:style-name="P6"><text:s text:c="4"/>29: <text:s text:c="7"/>// break strings into individual numbers, push onto stacks</text:p>
      <text:p text:style-name="P6"><text:s text:c="4"/>30: <text:s text:c="7"/>for (int i=0; i&lt;opA.length(); i++)</text:p>
      <text:p text:style-name="P6"><text:s text:c="4"/>31: <text:s text:c="11"/>numA.push(Character.getNumericValue(opA.charAt(i)));</text:p>
      <text:p text:style-name="P6"><text:s text:c="4"/>32:</text:p>
      <text:p text:style-name="P6"><text:s text:c="4"/>33: <text:s text:c="7"/>for (int i=0; i&lt;opB.length(); i++)</text:p>
      <text:p text:style-name="P6"><text:s text:c="4"/>34: <text:s text:c="11"/>numB.push(Character.getNumericValue(opB.charAt(i)));</text:p>
      <text:p text:style-name="P6"><text:s text:c="4"/>35:</text:p>
      <text:p text:style-name="P6"><text:s text:c="4"/>36: <text:s text:c="7"/>int carry = 0;</text:p>
      <text:p text:style-name="P6"><text:s text:c="4"/>37: <text:s text:c="7"/>while( !(numA.isEmpty()) || !(numB.isEmpty()) <text:s/>)</text:p>
      <text:p text:style-name="P6"><text:s text:c="4"/>38: <text:s text:c="11"/>{</text:p>
      <text:p text:style-name="P6"><text:s text:c="4"/>39: <text:s text:c="15"/>int num1 = numA.pop();</text:p>
      <text:p text:style-name="P6"><text:s text:c="4"/>40: <text:s text:c="15"/>int num2 = numB.pop();</text:p>
      <text:p text:style-name="P6"><text:s text:c="4"/>41:</text:p>
      <text:p text:style-name="P6"><text:s text:c="4"/>42: <text:s text:c="15"/>if ( num1 == -1 )</text:p>
      <text:p text:style-name="P6"><text:s text:c="4"/>43: <text:s text:c="19"/>{</text:p>
      <text:p text:style-name="P6"><text:s text:c="4"/>44: <text:s text:c="23"/>sumStk.push(num2 + carry);</text:p>
      <text:p text:style-name="P6"><text:s text:c="4"/>45: <text:s text:c="23"/>carry=0;// this ensures <text:s/>carry is used only once</text:p>
      <text:p text:style-name="P6"><text:s text:c="4"/>46: <text:s text:c="23"/>// if there is one</text:p>
      <text:p text:style-name="P6"><text:s text:c="4"/>47: <text:s text:c="23"/>continue;</text:p>
      <text:p text:style-name="P6"><text:s text:c="4"/>48: <text:s text:c="19"/>}</text:p>
      <text:p text:style-name="P6"><text:s text:c="4"/>49: <text:s text:c="15"/>else if (num2 == -1)</text:p>
      <text:p text:style-name="P6"><text:s text:c="4"/>50: <text:s text:c="19"/>{</text:p>
      <text:p text:style-name="P6"><text:s text:c="4"/>51: <text:s text:c="23"/>sumStk.push(num1 + carry);</text:p>
      <text:p text:style-name="P6"><text:s text:c="4"/>52: <text:s text:c="23"/>carry=0; // same as above</text:p>
      <text:p text:style-name="P6"><text:s text:c="4"/>53: <text:s text:c="23"/>continue;</text:p>
      <text:p text:style-name="P6"><text:s text:c="4"/>54: <text:s text:c="19"/>}</text:p>
      <text:p text:style-name="P6"><text:s text:c="4"/>55:</text:p>
      <text:p text:style-name="P6"><text:s text:c="4"/>56:</text:p>
      <text:p text:style-name="P6"><text:s text:c="4"/>57: <text:s text:c="15"/>int sumNums = num1 + num2 + carry;</text:p>
      <text:p text:style-name="P6"><text:s text:c="4"/>58: <text:s text:c="15"/>// This part considers the carry number in <text:s/>normal addition</text:p>
      <text:p text:style-name="P6"><text:s text:c="4"/>59: <text:s text:c="15"/>if (sumNums &gt;= 10 )</text:p>
      <text:p text:style-name="P6"><text:s text:c="4"/>60: <text:s text:c="19"/>{</text:p>
      <text:p text:style-name="P6"><text:s text:c="4"/>61: <text:s text:c="23"/>sumNums = sumNums - 10;</text:p>
      <text:p text:style-name="P6"><text:s text:c="4"/>62: <text:s text:c="23"/>carry = 1;</text:p>
      <text:p text:style-name="P6"><text:s text:c="4"/>63: <text:s text:c="23"/>// the if statement bellow considers special case where both</text:p>
      <text:p text:style-name="P6"><text:s text:c="4"/>64: <text:s text:c="23"/>// numbers have carry resulting form adding highest</text:p>
      <text:p text:style-name="P6"><text:s text:c="4"/>65: <text:s text:c="23"/>// digits, as in case of 512 + 512 = 1024</text:p>
      <text:p text:style-name="P6"><text:s text:c="4"/>66: <text:s text:c="23"/>if (numA.isEmpty() &amp;&amp; numB.isEmpty())</text:p>
      <text:p text:style-name="P6"><text:s text:c="4"/>67: <text:s text:c="27"/>{</text:p>
      <text:p text:style-name="P6"><text:s text:c="4"/>68: <text:s text:c="31"/>sumStk.push(sumNums);</text:p>
      <text:p text:style-name="P6"><text:s text:c="4"/>69: <text:s text:c="31"/>sumStk.push(carry);</text:p>
      <text:p text:style-name="P6"><text:s text:c="4"/>70: <text:s text:c="31"/>break;</text:p>
      <text:p text:style-name="P6"><text:s text:c="4"/>71: <text:s text:c="27"/>}</text:p>
      <text:p text:style-name="P6"><text:s text:c="4"/>72: <text:s text:c="19"/>}</text:p>
      <text:p text:style-name="P6"><text:soft-page-break/><text:s text:c="4"/>73: <text:s text:c="15"/>else</text:p>
      <text:p text:style-name="P6"><text:s text:c="4"/>74: <text:s text:c="19"/>{</text:p>
      <text:p text:style-name="P6"><text:s text:c="4"/>75: <text:s text:c="23"/>carry = 0;</text:p>
      <text:p text:style-name="P6"><text:s text:c="4"/>76: <text:s text:c="19"/>}</text:p>
      <text:p text:style-name="P6"><text:s text:c="4"/>77: <text:s text:c="15"/>sumStk.push(sumNums);</text:p>
      <text:p text:style-name="P6"><text:s text:c="4"/>78: <text:s text:c="11"/>}</text:p>
      <text:p text:style-name="P6"><text:s text:c="4"/>79:</text:p>
      <text:p text:style-name="P6"><text:s text:c="4"/>80: <text:s text:c="7"/>// now that we have answer stack ready</text:p>
      <text:p text:style-name="P6"><text:s text:c="4"/>81: <text:s text:c="7"/>// we build the string out of the digits</text:p>
      <text:p text:style-name="P6"><text:s text:c="4"/>82: <text:s text:c="7"/>// on the stack for later processing in</text:p>
      <text:p text:style-name="P6"><text:s text:c="4"/>83: <text:s text:c="7"/>// the driver class</text:p>
      <text:p text:style-name="P6"><text:s text:c="4"/>84: <text:s text:c="7"/>for(int i = 0; i &lt;sumStk.size; i++ )</text:p>
      <text:p text:style-name="P6"><text:s text:c="4"/>85: <text:s text:c="11"/>{</text:p>
      <text:p text:style-name="P6"><text:s text:c="4"/>86: <text:s text:c="15"/>int poppedNum = sumStk.pop();</text:p>
      <text:p text:style-name="P6"><text:s text:c="4"/>87: <text:s text:c="15"/>if ( poppedNum != -1 )</text:p>
      <text:p text:style-name="P6"><text:s text:c="4"/>88: <text:s text:c="19"/>output+=poppedNum;</text:p>
      <text:p text:style-name="P6"><text:s text:c="4"/>89: <text:s text:c="11"/>}</text:p>
      <text:p text:style-name="P6"><text:s text:c="4"/>90:</text:p>
      <text:p text:style-name="P6"><text:s text:c="4"/>91:</text:p>
      <text:p text:style-name="P6"><text:s text:c="4"/>92: <text:s text:c="7"/>return output;</text:p>
      <text:p text:style-name="P6"><text:s text:c="4"/>93: <text:s text:c="3"/>}// end of performAddition()</text:p>
      <text:p text:style-name="P6"><text:s text:c="4"/>94:</text:p>
      <text:p text:style-name="P6"><text:s text:c="4"/>95:} //end of class</text:p>
      <text:p text:style-name="P6"/>
      <text:p text:style-name="P7">Stack class</text:p>
      <text:p text:style-name="P6"><text:s text:c="5"/>1:public class stack</text:p>
      <text:p text:style-name="P6"><text:s text:c="5"/>2:{</text:p>
      <text:p text:style-name="P6"><text:s text:c="5"/>3: <text:s text:c="3"/>private int top = -1;</text:p>
      <text:p text:style-name="P6"><text:s text:c="5"/>4: <text:s text:c="3"/>int size;</text:p>
      <text:p text:style-name="P6"><text:s text:c="5"/>5: <text:s text:c="3"/>int[] stack ;</text:p>
      <text:p text:style-name="P6"><text:s text:c="5"/>6:</text:p>
      <text:p text:style-name="P6"><text:s text:c="5"/>7: <text:s text:c="3"/>// default constructor with size 10</text:p>
      <text:p text:style-name="P6"><text:s text:c="5"/>8: <text:s text:c="3"/>public stack()</text:p>
      <text:p text:style-name="P6"><text:s text:c="5"/>9: <text:s text:c="3"/>{</text:p>
      <text:p text:style-name="P6"><text:s text:c="4"/>10: <text:s text:c="7"/>size=10;</text:p>
      <text:p text:style-name="P6"><text:s text:c="4"/>11: <text:s text:c="7"/>stack = new int[size];</text:p>
      <text:p text:style-name="P6"><text:s text:c="4"/>12: <text:s text:c="3"/>}</text:p>
      <text:p text:style-name="P6"><text:s text:c="4"/>13: <text:s text:c="3"/>// constructor with custom size</text:p>
      <text:p text:style-name="P6"><text:s text:c="4"/>14: <text:s text:c="3"/>public stack(int arraySize)</text:p>
      <text:p text:style-name="P6"><text:s text:c="4"/>15: <text:s text:c="3"/>{</text:p>
      <text:p text:style-name="P6"><text:s text:c="4"/>16: <text:s text:c="7"/>size=arraySize;</text:p>
      <text:p text:style-name="P6"><text:s text:c="4"/>17: <text:s text:c="7"/>stack= new int[size];</text:p>
      <text:p text:style-name="P6"><text:s text:c="4"/>18: <text:s text:c="3"/>}</text:p>
      <text:p text:style-name="P6"><text:s text:c="4"/>19:</text:p>
      <text:p text:style-name="P6"><text:s text:c="4"/>20: <text:s text:c="3"/>public void push(int value)</text:p>
      <text:p text:style-name="P6"><text:s text:c="4"/>21: <text:s text:c="3"/>{</text:p>
      <text:p text:style-name="P6"><text:s text:c="4"/>22: <text:s text:c="7"/>if(!(top==size-1))</text:p>
      <text:p text:style-name="P6"><text:s text:c="4"/>23: <text:s text:c="11"/>{</text:p>
      <text:p text:style-name="P6"><text:s text:c="4"/>24: <text:s text:c="15"/>top=top+1;</text:p>
      <text:p text:style-name="P6"><text:s text:c="4"/>25: <text:s text:c="15"/>stack[top]=value;</text:p>
      <text:p text:style-name="P6"><text:s text:c="4"/>26: <text:s text:c="11"/>}</text:p>
      <text:p text:style-name="P6"><text:s text:c="4"/>27: <text:s text:c="7"/>else</text:p>
      <text:p text:style-name="P6"><text:s text:c="4"/>28: <text:s text:c="11"/>{</text:p>
      <text:p text:style-name="P6"><text:s text:c="4"/>29: <text:s text:c="15"/>System.err.println("Stack is full, can't push a value");</text:p>
      <text:p text:style-name="P6"><text:soft-page-break/><text:s text:c="4"/>30: <text:s text:c="15"/>System.exit(-1);</text:p>
      <text:p text:style-name="P6"><text:s text:c="4"/>31:</text:p>
      <text:p text:style-name="P6"><text:s text:c="4"/>32: <text:s text:c="11"/>}</text:p>
      <text:p text:style-name="P6"><text:s text:c="4"/>33: <text:s text:c="3"/>}</text:p>
      <text:p text:style-name="P6"><text:s text:c="4"/>34:</text:p>
      <text:p text:style-name="P6"><text:s text:c="4"/>35: <text:s text:c="3"/>public int pop()</text:p>
      <text:p text:style-name="P6"><text:s text:c="4"/>36: <text:s text:c="3"/>{</text:p>
      <text:p text:style-name="P6"><text:s text:c="4"/>37: <text:s text:c="7"/>if(!isEmpty())</text:p>
      <text:p text:style-name="P6"><text:s text:c="4"/>38: <text:s text:c="11"/>{</text:p>
      <text:p text:style-name="P6"><text:s text:c="4"/>39:</text:p>
      <text:p text:style-name="P6"><text:s text:c="4"/>40: <text:s text:c="15"/>int num = stack[top];</text:p>
      <text:p text:style-name="P6"><text:s text:c="4"/>41: <text:s text:c="15"/>top--;</text:p>
      <text:p text:style-name="P6"><text:s text:c="4"/>42: <text:s text:c="15"/>return num;</text:p>
      <text:p text:style-name="P6"><text:s text:c="4"/>43:</text:p>
      <text:p text:style-name="P6"><text:s text:c="4"/>44: <text:s text:c="11"/>}</text:p>
      <text:p text:style-name="P6"><text:s text:c="4"/>45: <text:s text:c="7"/>else</text:p>
      <text:p text:style-name="P6"><text:s text:c="4"/>46: <text:s text:c="11"/>{</text:p>
      <text:p text:style-name="P6"><text:s text:c="4"/>47: <text:s text:c="15"/>return -1;</text:p>
      <text:p text:style-name="P6"><text:s text:c="4"/>48: <text:s text:c="11"/>}</text:p>
      <text:p text:style-name="P6"><text:s text:c="4"/>49: <text:s text:c="3"/>}</text:p>
      <text:p text:style-name="P6"><text:s text:c="4"/>50:</text:p>
      <text:p text:style-name="P6"><text:s text:c="4"/>51: <text:s text:c="3"/>public boolean isEmpty()</text:p>
      <text:p text:style-name="P6"><text:s text:c="4"/>52: <text:s text:c="3"/>{</text:p>
      <text:p text:style-name="P6"><text:s text:c="4"/>53: <text:s text:c="7"/>return (top==-1);</text:p>
      <text:p text:style-name="P6"><text:s text:c="4"/>54: <text:s text:c="3"/>}</text:p>
      <text:p text:style-name="P6"><text:s text:c="4"/>55:</text:p>
      <text:p text:style-name="P6"><text:s text:c="4"/>56: <text:s text:c="3"/>public void display()</text:p>
      <text:p text:style-name="P6"><text:s text:c="4"/>57: <text:s text:c="3"/>{</text:p>
      <text:p text:style-name="P6"><text:s text:c="4"/>58:</text:p>
      <text:p text:style-name="P6"><text:s text:c="4"/>59: <text:s text:c="7"/>for(int i=0; i&lt;=top; i++)</text:p>
      <text:p text:style-name="P6"><text:s text:c="4"/>60: <text:s text:c="11"/>{</text:p>
      <text:p text:style-name="P6"><text:s text:c="4"/>61: <text:s text:c="15"/>System.out.print(stack[i]+ " ");</text:p>
      <text:p text:style-name="P6"><text:s text:c="4"/>62: <text:s text:c="11"/>}</text:p>
      <text:p text:style-name="P6"><text:s text:c="4"/>63: <text:s text:c="7"/>System.out.println();</text:p>
      <text:p text:style-name="P6"><text:s text:c="4"/>64: <text:s text:c="3"/>}</text:p>
      <text:p text:style-name="P6"><text:s text:c="4"/>65:}</text:p>
      <text:p text:style-name="P6"/>
      <text:p text:style-name="P7">Command line output</text:p>
      <text:p text:style-name="P6"/>
      <text:p text:style-name="P6">Script started on Tue 29 Sep 2015 07:24:35 PM MDT</text:p>
      <text:p text:style-name="P6"></text:p>
      <text:p text:style-name="P6">hw4:$ javac driver.java</text:p>
      <text:p text:style-name="P6"></text:p>
      <text:p text:style-name="P6">hw4:$ java driver prof-gurka-test-data.txt</text:p>
      <text:p text:style-name="P6">Author: Sergiy Kolodyazhnyy<text:tab/>CS-2050,Fall-2015</text:p>
      <text:p text:style-name="P6">Project #4 - Big Addition</text:p>
      <text:p text:style-name="P6"></text:p>
      <text:p text:style-name="P6"></text:p>
      <text:p text:style-name="P6">Plan author:Programmer: ??, Test plan author: J. Gurka</text:p>
      <text:p text:style-name="P6">Case:minimum operands</text:p>
      <text:p text:style-name="P6">Operand 1: 0</text:p>
      <text:p text:style-name="P6">Operand 2: 0</text:p>
      <text:p text:style-name="P6">Expected Result: 0</text:p>
      <text:p text:style-name="P6">Result from stack arithmetic: 0</text:p>
      <text:p text:style-name="P6"><text:soft-page-break/></text:p>
      <text:p text:style-name="P6">Case:minimum carry</text:p>
      <text:p text:style-name="P6">Operand 1: 1</text:p>
      <text:p text:style-name="P6">Operand 2: 9</text:p>
      <text:p text:style-name="P6">Expected Result: 10</text:p>
      <text:p text:style-name="P6">Result from stack arithmetic: 10</text:p>
      <text:p text:style-name="P6"></text:p>
      <text:p text:style-name="P6">Case:minimum operand size, no carry</text:p>
      <text:p text:style-name="P6">Operand 1: 2</text:p>
      <text:p text:style-name="P6">Operand 2: 7</text:p>
      <text:p text:style-name="P6">Expected Result: 9</text:p>
      <text:p text:style-name="P6">Result from stack arithmetic: 9</text:p>
      <text:p text:style-name="P6"></text:p>
      <text:p text:style-name="P6">Case:carry across all digits</text:p>
      <text:p text:style-name="P6">Operand 1: 999,999</text:p>
      <text:p text:style-name="P6">Operand 2: 1</text:p>
      <text:p text:style-name="P6">Expected Result: 1,000,000</text:p>
      <text:p text:style-name="P6">Result from stack arithmetic: 9,999,100</text:p>
      <text:p text:style-name="P6"></text:p>
      <text:p text:style-name="P6">Case:first operand zero, different lengths</text:p>
      <text:p text:style-name="P6">Operand 1: 0</text:p>
      <text:p text:style-name="P6">Operand 2: 12,345</text:p>
      <text:p text:style-name="P6">Expected Result: 12,345</text:p>
      <text:p text:style-name="P6">Result from stack arithmetic: 12,345</text:p>
      <text:p text:style-name="P6"></text:p>
      <text:p text:style-name="P6">Case:second operand zero, different lengths</text:p>
      <text:p text:style-name="P6">Operand 1: 6,789</text:p>
      <text:p text:style-name="P6">Operand 2: 0</text:p>
      <text:p text:style-name="P6">Expected Result: 6,789</text:p>
      <text:p text:style-name="P6">Result from stack arithmetic: 6,789</text:p>
      <text:p text:style-name="P6"></text:p>
      <text:p text:style-name="P6">Case:no commas, no carry, same lengths</text:p>
      <text:p text:style-name="P6">Operand 1: 333</text:p>
      <text:p text:style-name="P6">Operand 2: 444</text:p>
      <text:p text:style-name="P6">Expected Result: 777</text:p>
      <text:p text:style-name="P6">Result from stack arithmetic: 777</text:p>
      <text:p text:style-name="P6"></text:p>
      <text:p text:style-name="P6">Case:no commas in operands, comma in answer, same lengths</text:p>
      <text:p text:style-name="P6">Operand 1: 606</text:p>
      <text:p text:style-name="P6">Operand 2: 404</text:p>
      <text:p text:style-name="P6">Expected Result: 1,010</text:p>
      <text:p text:style-name="P6">Result from stack arithmetic: 1,010</text:p>
      <text:p text:style-name="P6"></text:p>
      <text:p text:style-name="P6">Case:answer exactly maximum integer</text:p>
      <text:p text:style-name="P6">Operand 1: 1,073,741,824</text:p>
      <text:p text:style-name="P6">Operand 2: 1,073,741,823</text:p>
      <text:p text:style-name="P6">Expected Result: 2,147,483,647</text:p>
      <text:p text:style-name="P6">Result from stack arithmetic: 2,147,483,647</text:p>
      <text:p text:style-name="P6"></text:p>
      <text:p text:style-name="P6">Case:operands &gt; maximum integer, no carry, same lengths</text:p>
      <text:p text:style-name="P6">Operand 1: 11,111,111,111,111</text:p>
      <text:p text:style-name="P6">Operand 2: 22,222,222,222,222</text:p>
      <text:p text:style-name="P6">Expected Result: 33,333,333,333,333</text:p>
      <text:p text:style-name="P6">Result from stack arithmetic: 33,333,333,333,333</text:p>
      <text:p text:style-name="P6"><text:soft-page-break/></text:p>
      <text:p text:style-name="P6">Case:operands &gt; maximum integer, some carries, different lengths</text:p>
      <text:p text:style-name="P6">Operand 1: 123,456,123,456,123,456</text:p>
      <text:p text:style-name="P6">Operand 2: 5,678,567,856,785,678</text:p>
      <text:p text:style-name="P6">Expected Result: 129,134,691,312,909,134</text:p>
      <text:p text:style-name="P6">Result from stack arithmetic: 129,134,691,312,909,134</text:p>
      <text:p text:style-name="P6"></text:p>
      <text:p text:style-name="P6">Case:both operands = maximum integer </text:p>
      <text:p text:style-name="P6">Operand 1: 2,147,483,647</text:p>
      <text:p text:style-name="P6">Operand 2: 2,147,483,647</text:p>
      <text:p text:style-name="P6">Expected Result: 4,294,967,294</text:p>
      <text:p text:style-name="P6">Result from stack arithmetic: 4,294,967,294</text:p>
      <text:p text:style-name="P6"></text:p>
      <text:p text:style-name="P6">Case:maximum stack size, both operands and answer</text:p>
      <text:p text:style-name="P6">Operand 1: 1,222,333,444,555,666,777,888,999</text:p>
      <text:p text:style-name="P6">Operand 2: 3,210,003,210,003,210,003,210,000</text:p>
      <text:p text:style-name="P6">Expected Result: 4,432,336,654,558,876,781,098,999</text:p>
      <text:p text:style-name="P6">Result from stack arithmetic: 4,432,336,654,558,876,781,098,999</text:p>
      <text:p text:style-name="P6"></text:p>
      <text:p text:style-name="P6"></text:p>
      <text:p text:style-name="P6">hw4:$ exit</text:p>
      <text:p text:style-name="P6">Script done on Tue 29 Sep 2015 07:25:01 PM MDT</text:p>
      <text:p text:style-name="P6"/>
      <text:p text:style-name="P7">Original input file</text:p>
      <text:p text:style-name="P8"/>
      <text:p text:style-name="P8">hw4:$ cat prof-gurka-test-data.txt <text:s text:c="88"/></text:p>
      <text:p text:style-name="P8">Programmer: ??, Test plan author: J. Gurka</text:p>
      <text:p text:style-name="P8">minimum operands</text:p>
      <text:p text:style-name="P8">0</text:p>
      <text:p text:style-name="P8">0</text:p>
      <text:p text:style-name="P8">0</text:p>
      <text:p text:style-name="P8">minimum carry</text:p>
      <text:p text:style-name="P8">1</text:p>
      <text:p text:style-name="P8">9</text:p>
      <text:p text:style-name="P8">10</text:p>
      <text:p text:style-name="P8">minimum operand size, no carry</text:p>
      <text:p text:style-name="P8">2</text:p>
      <text:p text:style-name="P8">7</text:p>
      <text:p text:style-name="P8">9</text:p>
      <text:p text:style-name="P8">carry across all digits</text:p>
      <text:p text:style-name="P8">999999</text:p>
      <text:p text:style-name="P8">1</text:p>
      <text:p text:style-name="P8">1000000</text:p>
      <text:p text:style-name="P8">first operand zero, different lengths</text:p>
      <text:p text:style-name="P8">0</text:p>
      <text:p text:style-name="P8">12345</text:p>
      <text:p text:style-name="P8">12345</text:p>
      <text:p text:style-name="P8">second operand zero, different lengths</text:p>
      <text:p text:style-name="P8">6789</text:p>
      <text:p text:style-name="P8">0</text:p>
      <text:p text:style-name="P8">6789</text:p>
      <text:p text:style-name="P8">no commas, no carry, same lengths</text:p>
      <text:p text:style-name="P8">333</text:p>
      <text:p text:style-name="P8">444</text:p>
      <text:p text:style-name="P8"><text:soft-page-break/>777</text:p>
      <text:p text:style-name="P8">no commas in operands, comma in answer, same lengths</text:p>
      <text:p text:style-name="P8">606</text:p>
      <text:p text:style-name="P8">404</text:p>
      <text:p text:style-name="P8">1010</text:p>
      <text:p text:style-name="P8">answer exactly maximum integer</text:p>
      <text:p text:style-name="P8">1073741824</text:p>
      <text:p text:style-name="P8">1073741823</text:p>
      <text:p text:style-name="P8">2147483647</text:p>
      <text:p text:style-name="P8">operands &gt; maximum integer, no carry, same lengths</text:p>
      <text:p text:style-name="P8">11111111111111</text:p>
      <text:p text:style-name="P8">22222222222222</text:p>
      <text:p text:style-name="P8">33333333333333</text:p>
      <text:p text:style-name="P8">operands &gt; maximum integer, some carries, different lengths</text:p>
      <text:p text:style-name="P8">123456123456123456</text:p>
      <text:p text:style-name="P8">5678567856785678</text:p>
      <text:p text:style-name="P8">129134691312909134</text:p>
      <text:p text:style-name="P8">both operands = maximum integer </text:p>
      <text:p text:style-name="P8">2147483647</text:p>
      <text:p text:style-name="P8">2147483647</text:p>
      <text:p text:style-name="P8">4294967294</text:p>
      <text:p text:style-name="P8">maximum stack size, both operands and answer</text:p>
      <text:p text:style-name="P8">1222333444555666777888999</text:p>
      <text:p text:style-name="P8">3210003210003210003210000</text:p>
      <text:p text:style-name="P8">4432336654558876781098999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19:48:35.617632178</dc:date>
    <meta:document-statistic meta:table-count="0" meta:image-count="0" meta:object-count="0" meta:page-count="9" meta:paragraph-count="418" meta:word-count="1414" meta:character-count="12258" meta:non-whitespace-character-count="7914"/>
    <meta:generator>LibreOffice/4.2.8.2$Linux_X86_64 LibreOffice_project/420m0$Build-2</meta:generator>
  </office:meta>
</office:document-meta>
</file>